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eda73" officeooo:paragraph-rsid="001eda73"/>
    </style:style>
    <style:style style:name="P2" style:family="paragraph" style:parent-style-name="Text_20_body" style:list-style-name="L1">
      <style:text-properties officeooo:rsid="001f7391" officeooo:paragraph-rsid="001f7391"/>
    </style:style>
    <style:style style:name="P3" style:family="paragraph" style:parent-style-name="Text_20_body" style:list-style-name="L2">
      <style:text-properties officeooo:rsid="0022fa11" officeooo:paragraph-rsid="0022fa11"/>
    </style:style>
    <style:style style:name="P4" style:family="paragraph" style:parent-style-name="Text_20_body" style:list-style-name="L2">
      <style:text-properties officeooo:rsid="0024dd81" officeooo:paragraph-rsid="0024dd81"/>
    </style:style>
    <style:style style:name="P5" style:family="paragraph" style:parent-style-name="Text_20_body" style:list-style-name="L3">
      <style:text-properties officeooo:rsid="00254a20" officeooo:paragraph-rsid="00254a20"/>
    </style:style>
    <style:style style:name="P6" style:family="paragraph" style:parent-style-name="Text_20_body" style:list-style-name="L4">
      <style:text-properties officeooo:rsid="00254a20" officeooo:paragraph-rsid="00254a20"/>
    </style:style>
    <style:style style:name="P7" style:family="paragraph" style:parent-style-name="Text_20_body" style:list-style-name="L5">
      <style:text-properties officeooo:rsid="00255512" officeooo:paragraph-rsid="00255512"/>
    </style:style>
    <style:style style:name="P8" style:family="paragraph" style:parent-style-name="Text_20_body" style:list-style-name="L6">
      <style:text-properties officeooo:rsid="00255512" officeooo:paragraph-rsid="00255512"/>
    </style:style>
    <style:style style:name="P9" style:family="paragraph" style:parent-style-name="Heading_20_2">
      <style:text-properties officeooo:rsid="001b8186" officeooo:paragraph-rsid="001b8186"/>
    </style:style>
    <style:style style:name="P10" style:family="paragraph" style:parent-style-name="Heading_20_2">
      <style:text-properties officeooo:rsid="0022fa11" officeooo:paragraph-rsid="0022fa11"/>
    </style:style>
    <style:style style:name="P11" style:family="paragraph" style:parent-style-name="Heading_20_2">
      <style:text-properties officeooo:rsid="00254a20" officeooo:paragraph-rsid="00254a20"/>
    </style:style>
    <style:style style:name="P12" style:family="paragraph" style:parent-style-name="Heading_20_2">
      <style:text-properties officeooo:rsid="00255512" officeooo:paragraph-rsid="00255512"/>
    </style:style>
    <style:style style:name="P13" style:family="paragraph" style:parent-style-name="Heading_20_1">
      <style:text-properties officeooo:rsid="001b8186" officeooo:paragraph-rsid="001b8186"/>
    </style:style>
    <style:style style:name="T1" style:family="text">
      <style:text-properties officeooo:rsid="001f8d10"/>
    </style:style>
    <style:style style:name="T2" style:family="text">
      <style:text-properties officeooo:rsid="0024dd81"/>
    </style:style>
    <style:style style:name="T3" style:family="text">
      <style:text-properties officeooo:rsid="0028d622"/>
    </style:style>
    <style:style style:name="T4" style:family="text">
      <style:text-properties officeooo:rsid="002a9b44"/>
    </style:style>
    <style:style style:name="T5" style:family="text">
      <style:text-properties officeooo:rsid="002bcc76"/>
    </style:style>
    <style:style style:name="T6" style:family="text">
      <style:text-properties officeooo:rsid="002fbf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Notes on the LHCb detector</text:h>
      <text:h text:style-name="P9" text:outline-level="2">Vertex Locator (Velo)</text:h>
      <text:list xml:id="list2839969797" text:style-name="L1">
        <text:list-item>
          <text:p text:style-name="P1">Has 42 half-moon shaped silicon detector elements</text:p>
        </text:list-item>
        <text:list-item>
          <text:p text:style-name="P1">can be positioned at a distance of 5 mm from the IP</text:p>
        </text:list-item>
        <text:list-item>
          <text:p text:style-name="P1">B is created at IP<text:line-break/>Velo can detect decay products<text:line-break/>→ indirect measurement of distance between IP and B vertex <text:span text:style-name="T1">(1 mm)</text:span></text:p>
        </text:list-item>
        <text:list-item>
          <text:p text:style-name="P2">can be retracted to a distance of 35 mm during unstable beam<text:line-break/><text:span text:style-name="T1">prevents radiation damage<text:line-break/>no interference during injection</text:span></text:p>
        </text:list-item>
      </text:list>
      <text:h text:style-name="P10" text:outline-level="2">Ring Imaging Cherenkov (RICH) detector</text:h>
      <text:list xml:id="list1505726632" text:style-name="L2">
        <text:list-item>
          <text:p text:style-name="P3">Measures vel<text:span text:style-name="T2">ocity by capturing Cherenkov radiation</text:span></text:p>
        </text:list-item>
        <text:list-item>
          <text:p text:style-name="P4">Cherenkov <text:span text:style-name="T6">radiation</text:span> is emitted if a charged particle enters a medium with a higher velocity than the velocity of light in that medium. The effect is similar to the sonic boom. The shape of the cone depends on the particle velocity.</text:p>
        </text:list-item>
      </text:list>
      <text:h text:style-name="P11" text:outline-level="2">Magnet</text:h>
      <text:list xml:id="list486859280" text:style-name="L3">
        <text:list-item>
          <text:p text:style-name="P5">Lorenz force bends the trajectory of a charged particles. <text:span text:style-name="T3">The more mass a particle has, the less it gets bendet.</text:span></text:p>
        </text:list-item>
      </text:list>
      <text:h text:style-name="P11" text:outline-level="2">Trackers</text:h>
      <text:list xml:id="list4208482682" text:style-name="L4">
        <text:list-item>
          <text:p text:style-name="P6">Trackers record the trajectory of a charged particle</text:p>
        </text:list-item>
        <text:list-item>
          <text:p text:style-name="P6">This together with the <text:span text:style-name="T5">bending of the</text:span> Magnet leads to a Momentum measurement, beside other important variables like angles.</text:p>
        </text:list-item>
      </text:list>
      <text:h text:style-name="P12" text:outline-level="2">Calorimeters</text:h>
      <text:list xml:id="list3053504949" text:style-name="L5">
        <text:list-item>
          <text:p text:style-name="P7">ECAL elektromagnetic Calorimeter is a sandwich out of lead plates and scintillating tiles. When a particle hits a lead plate, it produces a shower of secondary particles, they excite the material in the scintillators, which emitte<text:span text:style-name="T4">s</text:span> UV light proportional to the particles energy.</text:p>
        </text:list-item>
        <text:list-item>
          <text:p text:style-name="P7">HCAL hadronic Calorimeter, is a sandwich out of iron plates and scintillating tiles. </text:p>
        </text:list-item>
      </text:list>
      <text:h text:style-name="P12" text:outline-level="2">Muon System</text:h>
      <text:list xml:id="list2066955801" text:style-name="L6">
        <text:list-item>
          <text:p text:style-name="P8">Each station contains chambers filled with a mix of carbon dioxide, argon and tetrafluoromethane</text:p>
        </text:list-item>
        <text:list-item>
          <text:p text:style-name="P8">Muons will react with this gas mixture and wire electrodes detect the resul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Dahme</meta:initial-creator>
    <meta:creation-date>2018-06-12T10:41:14.344717375</meta:creation-date>
    <dc:date>2018-06-19T14:07:28.314638156</dc:date>
    <dc:creator>Oliver Dahme</dc:creator>
    <meta:editing-duration>PT33M33S</meta:editing-duration>
    <meta:editing-cycles>12</meta:editing-cycles>
    <meta:generator>LibreOffice/6.0.4.2$Linux_X86_64 LibreOffice_project/00m0$Build-2</meta:generator>
    <meta:document-statistic meta:table-count="0" meta:image-count="0" meta:object-count="0" meta:page-count="1" meta:paragraph-count="20" meta:word-count="268" meta:character-count="1573" meta:non-whitespace-character-count="1337"/>
  </office:meta>
</office:document-meta>
</file>